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Table3" style:family="table">
      <style:table-properties style:width="6.0625in" table:align="left"/>
    </style:style>
    <style:style style:name="Table3.A" style:family="table-column">
      <style:table-column-properties style:column-width="2.1875in"/>
    </style:style>
    <style:style style:name="Table3.B" style:family="table-column">
      <style:table-column-properties style:column-width="0.4375in"/>
    </style:style>
    <style:style style:name="Table3.C" style:family="table-column">
      <style:table-column-properties style:column-width="0.25in"/>
    </style:style>
    <style:style style:name="Table3.D" style:family="table-column">
      <style:table-column-properties style:column-width="2.8125in"/>
    </style:style>
    <style:style style:name="Table3.E" style:family="table-column">
      <style:table-column-properties style:column-width="0.375in"/>
    </style:style>
    <style:style style:name="Table3.A1" style:family="table-cell">
      <style:table-cell-properties style:writing-mode="page"/>
    </style:style>
    <style:style style:name="Table3.D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93e321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Standard">
      <style:text-properties officeooo:rsid="00206516" officeooo:paragraph-rsid="0093e321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officeooo:rsid="00206516" officeooo:paragraph-rsid="0093e321"/>
    </style:style>
    <style:style style:name="P5" style:family="paragraph" style:parent-style-name="Header">
      <style:paragraph-properties fo:text-align="end" style:justify-single-word="false"/>
      <style:text-properties officeooo:rsid="007ef3da" officeooo:paragraph-rsid="0093e321"/>
    </style:style>
    <style:style style:name="P6" style:family="paragraph" style:parent-style-name="Header">
      <style:paragraph-properties fo:text-align="end" style:justify-single-word="false"/>
      <style:text-properties officeooo:rsid="00862826" officeooo:paragraph-rsid="0093e321"/>
    </style:style>
    <style:style style:name="P7" style:family="paragraph" style:parent-style-name="Standard">
      <style:text-properties officeooo:rsid="001e14a6" officeooo:paragraph-rsid="001e14a6"/>
    </style:style>
    <style:style style:name="P8" style:family="paragraph" style:parent-style-name="Standard">
      <style:text-properties officeooo:rsid="001e14a6" officeooo:paragraph-rsid="00206516"/>
    </style:style>
    <style:style style:name="P9" style:family="paragraph" style:parent-style-name="Standard">
      <style:text-properties officeooo:rsid="001e14a6" officeooo:paragraph-rsid="0051bbf0"/>
    </style:style>
    <style:style style:name="P10" style:family="paragraph" style:parent-style-name="Standard">
      <style:text-properties officeooo:rsid="001e14a6" officeooo:paragraph-rsid="00a5ed9e"/>
    </style:style>
    <style:style style:name="P11" style:family="paragraph" style:parent-style-name="Table_20_Contents">
      <style:text-properties officeooo:rsid="00212c21" officeooo:paragraph-rsid="00212c21"/>
    </style:style>
    <style:style style:name="P12" style:family="paragraph" style:parent-style-name="Table_20_Contents">
      <style:text-properties officeooo:rsid="00240acc" officeooo:paragraph-rsid="00240acc"/>
    </style:style>
    <style:style style:name="P13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14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5" style:family="paragraph" style:parent-style-name="Table_20_Contents">
      <style:text-properties fo:font-weight="bold" officeooo:rsid="00762752" officeooo:paragraph-rsid="00762752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267fa4" officeooo:paragraph-rsid="0093e321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4ff51e" officeooo:paragraph-rsid="00a5ed9e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7725a5" officeooo:paragraph-rsid="00a5ed9e" style:font-weight-asian="bold" style:font-weight-complex="bold"/>
    </style:style>
    <style:style style:name="P21" style:family="paragraph" style:parent-style-name="Standard">
      <style:paragraph-properties fo:margin-left="0in" fo:margin-right="0in" fo:text-indent="0in" style:auto-text-indent="false"/>
      <style:text-properties officeooo:rsid="00320ed7" officeooo:paragraph-rsid="009ee7c4"/>
    </style:style>
    <style:style style:name="P22" style:family="paragraph" style:parent-style-name="Standard">
      <style:text-properties officeooo:rsid="00320ed7" officeooo:paragraph-rsid="00ba174b"/>
    </style:style>
    <style:style style:name="P23" style:family="paragraph" style:parent-style-name="Standard">
      <style:text-properties officeooo:rsid="0051bbf0" officeooo:paragraph-rsid="00a5ed9e"/>
    </style:style>
    <style:style style:name="P24" style:family="paragraph" style:parent-style-name="Standard">
      <style:text-properties officeooo:rsid="0051bbf0" officeooo:paragraph-rsid="001e14a6"/>
    </style:style>
    <style:style style:name="P25" style:family="paragraph" style:parent-style-name="Standard">
      <style:text-properties officeooo:rsid="00583d83" officeooo:paragraph-rsid="00583d83"/>
    </style:style>
    <style:style style:name="P26" style:family="paragraph" style:parent-style-name="Standard">
      <style:text-properties officeooo:rsid="00267fa4" officeooo:paragraph-rsid="0072cfb5"/>
    </style:style>
    <style:style style:name="P27" style:family="paragraph" style:parent-style-name="Standard">
      <style:text-properties officeooo:rsid="00267fa4" officeooo:paragraph-rsid="0093e321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officeooo:rsid="00267fa4" officeooo:paragraph-rsid="0093e321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officeooo:rsid="00267fa4" officeooo:paragraph-rsid="00943f06"/>
    </style:style>
    <style:style style:name="P30" style:family="paragraph" style:parent-style-name="Standard">
      <style:paragraph-properties fo:margin-left="0in" fo:margin-right="0in" fo:text-indent="0in" style:auto-text-indent="false"/>
      <style:text-properties officeooo:rsid="00267fa4" officeooo:paragraph-rsid="009973c5"/>
    </style:style>
    <style:style style:name="P31" style:family="paragraph" style:parent-style-name="Standard">
      <style:text-properties officeooo:rsid="00267fa4" officeooo:paragraph-rsid="00ab13b8"/>
    </style:style>
    <style:style style:name="P32" style:family="paragraph" style:parent-style-name="Standard">
      <style:text-properties officeooo:rsid="00267fa4" officeooo:paragraph-rsid="00af372f"/>
    </style:style>
    <style:style style:name="P33" style:family="paragraph" style:parent-style-name="Standard">
      <style:paragraph-properties fo:margin-left="0.4925in" fo:margin-right="0in" fo:text-indent="0in" style:auto-text-indent="false"/>
      <style:text-properties officeooo:rsid="00267fa4" officeooo:paragraph-rsid="00a1b51c"/>
    </style:style>
    <style:style style:name="P34" style:family="paragraph" style:parent-style-name="Table_20_Contents">
      <style:text-properties officeooo:rsid="00762752" officeooo:paragraph-rsid="00762752"/>
    </style:style>
    <style:style style:name="P35" style:family="paragraph" style:parent-style-name="Table_20_Contents">
      <style:text-properties officeooo:rsid="0075ab86" officeooo:paragraph-rsid="00a5ed9e"/>
    </style:style>
    <style:style style:name="P36" style:family="paragraph" style:parent-style-name="Standard">
      <style:paragraph-properties fo:margin-left="0in" fo:margin-right="0in" fo:text-indent="0in" style:auto-text-indent="false"/>
      <style:text-properties fo:font-style="italic" style:text-underline-style="none" fo:font-weight="normal" officeooo:rsid="00267fa4" officeooo:paragraph-rsid="0093e321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margin-left="0in" fo:margin-right="0in" fo:text-indent="0in" style:auto-text-indent="false"/>
      <style:text-properties fo:font-style="italic" officeooo:rsid="00267fa4" officeooo:paragraph-rsid="009973c5" style:font-style-asian="italic" style:font-style-complex="italic"/>
    </style:style>
    <style:style style:name="P38" style:family="paragraph" style:parent-style-name="Standard">
      <style:text-properties fo:font-style="italic" officeooo:rsid="00320ed7" officeooo:paragraph-rsid="00ba174b" style:font-style-asian="italic" style:font-style-complex="italic"/>
    </style:style>
    <style:style style:name="P39" style:family="paragraph" style:parent-style-name="Standard">
      <style:paragraph-properties fo:margin-left="0.4925in" fo:margin-right="0in" fo:text-indent="0in" style:auto-text-indent="false"/>
      <style:text-properties fo:font-style="italic" officeooo:rsid="00be394b" officeooo:paragraph-rsid="00be394b" style:font-style-asian="italic" style:font-style-complex="italic"/>
    </style:style>
    <style:style style:name="P40" style:family="paragraph" style:parent-style-name="Standard">
      <style:paragraph-properties fo:margin-left="0.4925in" fo:margin-right="0in" fo:text-indent="0in" style:auto-text-indent="false"/>
      <style:text-properties officeooo:rsid="00980d90" officeooo:paragraph-rsid="00980d90"/>
    </style:style>
    <style:style style:name="P41" style:family="paragraph" style:parent-style-name="Standard">
      <style:paragraph-properties fo:margin-left="0in" fo:margin-right="0in" fo:text-indent="0in" style:auto-text-indent="false"/>
      <style:text-properties officeooo:rsid="00980d90" officeooo:paragraph-rsid="00980d90"/>
    </style:style>
    <style:style style:name="P42" style:family="paragraph" style:parent-style-name="Standard">
      <style:paragraph-properties fo:margin-left="0.4925in" fo:margin-right="0in" fo:text-indent="0in" style:auto-text-indent="false"/>
      <style:text-properties officeooo:rsid="00980d90" officeooo:paragraph-rsid="0098d9e9"/>
    </style:style>
    <style:style style:name="P43" style:family="paragraph" style:parent-style-name="Standard">
      <style:paragraph-properties fo:margin-left="0.4925in" fo:margin-right="0in" fo:text-indent="0in" style:auto-text-indent="false"/>
      <style:text-properties officeooo:rsid="0098d9e9" officeooo:paragraph-rsid="0098d9e9"/>
    </style:style>
    <style:style style:name="P44" style:family="paragraph" style:parent-style-name="Standard">
      <style:paragraph-properties fo:margin-left="0.9846in" fo:margin-right="0in" fo:text-indent="0in" style:auto-text-indent="false"/>
      <style:text-properties officeooo:rsid="009d6909" officeooo:paragraph-rsid="009e8193"/>
    </style:style>
    <style:style style:name="P45" style:family="paragraph" style:parent-style-name="Standard">
      <style:paragraph-properties fo:margin-left="0.9846in" fo:margin-right="0in" fo:text-indent="0in" style:auto-text-indent="false"/>
      <style:text-properties officeooo:rsid="009e8193" officeooo:paragraph-rsid="009e8193"/>
    </style:style>
    <style:style style:name="P46" style:family="paragraph" style:parent-style-name="Standard">
      <style:paragraph-properties fo:margin-left="0.9846in" fo:margin-right="0in" fo:text-indent="0in" style:auto-text-indent="false"/>
      <style:text-properties officeooo:rsid="009e8193" officeooo:paragraph-rsid="00b6eb21"/>
    </style:style>
    <style:style style:name="P47" style:family="paragraph" style:parent-style-name="Standard">
      <style:paragraph-properties fo:margin-left="0.9846in" fo:margin-right="0in" fo:text-indent="0in" style:auto-text-indent="false"/>
      <style:text-properties officeooo:rsid="009ee7c4" officeooo:paragraph-rsid="009ee7c4"/>
    </style:style>
    <style:style style:name="P48" style:family="paragraph" style:parent-style-name="Standard">
      <style:paragraph-properties fo:margin-left="0.9846in" fo:margin-right="0in" fo:text-indent="0in" style:auto-text-indent="false"/>
      <style:text-properties officeooo:rsid="009ee7c4" officeooo:paragraph-rsid="009973c5"/>
    </style:style>
    <style:style style:name="P49" style:family="paragraph" style:parent-style-name="Standard">
      <style:paragraph-properties fo:margin-left="0.4925in" fo:margin-right="0in" fo:text-indent="0in" style:auto-text-indent="false"/>
      <style:text-properties officeooo:rsid="009973c5" officeooo:paragraph-rsid="009973c5"/>
    </style:style>
    <style:style style:name="P50" style:family="paragraph" style:parent-style-name="Standard">
      <style:text-properties officeooo:paragraph-rsid="00a5ed9e"/>
    </style:style>
    <style:style style:name="P51" style:family="paragraph" style:parent-style-name="Table_20_Contents">
      <style:text-properties officeooo:paragraph-rsid="00a5ed9e"/>
    </style:style>
    <style:style style:name="P52" style:family="paragraph" style:parent-style-name="Table_20_Contents">
      <style:text-properties officeooo:rsid="00851496" officeooo:paragraph-rsid="00a5ed9e"/>
    </style:style>
    <style:style style:name="P53" style:family="paragraph" style:parent-style-name="Standard">
      <style:paragraph-properties fo:margin-left="0.9846in" fo:margin-right="0in" fo:text-indent="0in" style:auto-text-indent="false"/>
      <style:text-properties officeooo:rsid="00b53933" officeooo:paragraph-rsid="00b53933"/>
    </style:style>
    <style:style style:name="P54" style:family="paragraph" style:parent-style-name="Standard">
      <style:paragraph-properties fo:margin-left="1.4772in" fo:margin-right="0in" fo:text-indent="0in" style:auto-text-indent="false"/>
      <style:text-properties officeooo:rsid="007fd1bb" officeooo:paragraph-rsid="00b6eb21"/>
    </style:style>
    <style:style style:name="P55" style:family="paragraph" style:parent-style-name="Standard">
      <style:paragraph-properties fo:margin-left="0.4925in" fo:margin-right="0in" fo:text-indent="0in" style:auto-text-indent="false"/>
      <style:text-properties officeooo:paragraph-rsid="00980d90"/>
    </style:style>
    <style:style style:name="P56" style:family="paragraph" style:parent-style-name="Standard">
      <style:paragraph-properties fo:margin-left="0.4925in" fo:margin-right="0in" fo:text-indent="0in" style:auto-text-indent="false"/>
      <style:text-properties officeooo:rsid="00b6eb21" officeooo:paragraph-rsid="00b6eb21"/>
    </style:style>
    <style:style style:name="P57" style:family="paragraph" style:parent-style-name="Standard">
      <style:paragraph-properties fo:margin-left="0.9846in" fo:margin-right="0in" fo:text-indent="0in" style:auto-text-indent="false"/>
      <style:text-properties officeooo:rsid="00b6eb21" officeooo:paragraph-rsid="00b6eb21"/>
    </style:style>
    <style:style style:name="P58" style:family="paragraph" style:parent-style-name="Standard">
      <style:paragraph-properties fo:margin-left="0.9846in" fo:margin-right="0in" fo:text-indent="0in" style:auto-text-indent="false"/>
      <style:text-properties officeooo:rsid="00b88a0f" officeooo:paragraph-rsid="00b88a0f"/>
    </style:style>
    <style:style style:name="P59" style:family="paragraph" style:parent-style-name="Standard">
      <style:paragraph-properties fo:margin-left="0.9846in" fo:margin-right="0in" fo:text-indent="0in" style:auto-text-indent="false"/>
      <style:text-properties officeooo:rsid="00a1b51c" officeooo:paragraph-rsid="00a1b51c"/>
    </style:style>
    <style:style style:name="P60" style:family="paragraph" style:parent-style-name="Standard">
      <style:paragraph-properties fo:margin-left="0.4925in" fo:margin-right="0in" fo:text-indent="0in" style:auto-text-indent="false"/>
      <style:text-properties officeooo:rsid="00a1b51c" officeooo:paragraph-rsid="00be394b"/>
    </style:style>
    <style:style style:name="P61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ba174b"/>
    </style:style>
    <style:style style:name="P62" style:family="paragraph" style:parent-style-name="Standard">
      <style:paragraph-properties fo:margin-left="0in" fo:margin-right="0in" fo:text-indent="0in" style:auto-text-indent="false"/>
      <style:text-properties officeooo:rsid="003b60de" officeooo:paragraph-rsid="00ba174b"/>
    </style:style>
    <style:style style:name="P63" style:family="paragraph" style:parent-style-name="Standard">
      <style:paragraph-properties fo:margin-left="0.4925in" fo:margin-right="0in" fo:text-indent="0in" style:auto-text-indent="false"/>
      <style:text-properties officeooo:rsid="00ba174b" officeooo:paragraph-rsid="00ba174b"/>
    </style:style>
    <style:style style:name="P64" style:family="paragraph" style:parent-style-name="Standard">
      <style:paragraph-properties fo:margin-left="0.9846in" fo:margin-right="0in" fo:text-indent="0in" style:auto-text-indent="false"/>
      <style:text-properties officeooo:rsid="00bb9300" officeooo:paragraph-rsid="00bb9300"/>
    </style:style>
    <style:style style:name="P65" style:family="paragraph" style:parent-style-name="Standard">
      <style:paragraph-properties fo:margin-left="0.9846in" fo:margin-right="0in" fo:text-indent="0in" style:auto-text-indent="false"/>
      <style:text-properties officeooo:rsid="00a09171" officeooo:paragraph-rsid="00bcd099"/>
    </style:style>
    <style:style style:name="P66" style:family="paragraph" style:parent-style-name="Standard">
      <style:paragraph-properties fo:margin-left="0.9846in" fo:margin-right="0in" fo:text-indent="0in" style:auto-text-indent="false"/>
      <style:text-properties officeooo:rsid="0080d80b" officeooo:paragraph-rsid="00bcd099"/>
    </style:style>
    <style:style style:name="P67" style:family="paragraph" style:parent-style-name="Standard">
      <style:paragraph-properties fo:margin-left="0.4925in" fo:margin-right="0in" fo:text-indent="0in" style:auto-text-indent="false"/>
      <style:text-properties officeooo:rsid="00bcd099" officeooo:paragraph-rsid="00bcd099"/>
    </style:style>
    <style:style style:name="P68" style:family="paragraph" style:parent-style-name="Standard">
      <style:paragraph-properties fo:margin-left="0.4925in" fo:margin-right="0in" fo:text-indent="0in" style:auto-text-indent="false"/>
      <style:text-properties officeooo:rsid="00bf5f74" officeooo:paragraph-rsid="00bf5f74"/>
    </style:style>
    <style:style style:name="P69" style:family="paragraph" style:parent-style-name="Standard">
      <style:paragraph-properties fo:margin-left="0.4925in" fo:margin-right="0in" fo:text-indent="0in" style:auto-text-indent="false"/>
      <style:text-properties fo:font-style="italic" style:text-underline-style="none" fo:font-weight="normal" officeooo:rsid="00267fa4" officeooo:paragraph-rsid="00ba174b" style:font-style-asian="italic" style:font-weight-asian="normal" style:font-style-complex="italic" style:font-weight-complex="normal"/>
    </style:style>
    <style:style style:name="P70" style:family="paragraph" style:parent-style-name="Standard">
      <style:paragraph-properties fo:margin-left="0.4925in" fo:margin-right="0in" fo:text-indent="0in" style:auto-text-indent="false"/>
      <style:text-properties fo:font-style="normal" officeooo:rsid="00be394b" officeooo:paragraph-rsid="009973c5" style:font-style-asian="normal" style:font-style-complex="normal"/>
    </style:style>
    <style:style style:name="P71" style:family="paragraph" style:parent-style-name="Standard">
      <style:paragraph-properties fo:margin-left="0.4925in" fo:margin-right="0in" fo:text-indent="0in" style:auto-text-indent="false"/>
      <style:text-properties fo:font-style="normal" style:text-underline-style="none" officeooo:rsid="00bfdf99" officeooo:paragraph-rsid="00bfdf99" style:font-style-asian="normal" style:font-style-complex="normal"/>
    </style:style>
    <style:style style:name="P72" style:family="paragraph" style:parent-style-name="Standard" style:list-style-name="L1">
      <style:text-properties officeooo:rsid="00590ab2" officeooo:paragraph-rsid="00590ab2"/>
    </style:style>
    <style:style style:name="P73" style:family="paragraph" style:parent-style-name="Standard" style:list-style-name="L1">
      <style:text-properties officeooo:rsid="005af17e" officeooo:paragraph-rsid="005af17e"/>
    </style:style>
    <style:style style:name="P74" style:family="paragraph" style:parent-style-name="Standard" style:list-style-name="L2">
      <style:text-properties officeooo:paragraph-rsid="00561ef7"/>
    </style:style>
    <style:style style:name="P75" style:family="paragraph" style:parent-style-name="Standard" style:list-style-name="L2">
      <style:text-properties officeooo:rsid="00a3d9be" officeooo:paragraph-rsid="00a3d9be"/>
    </style:style>
    <style:style style:name="P76" style:family="paragraph" style:parent-style-name="Standard" style:list-style-name="L2">
      <style:text-properties officeooo:rsid="007fa83b" officeooo:paragraph-rsid="007fa83b"/>
    </style:style>
    <style:style style:name="P77" style:family="paragraph" style:parent-style-name="Standard" style:list-style-name="L2">
      <style:text-properties officeooo:rsid="00a40a7b" officeooo:paragraph-rsid="00a40a7b"/>
    </style:style>
    <style:style style:name="P78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officeooo:rsid="005801da" officeooo:paragraph-rsid="00a9083f" style:font-size-asian="12pt" style:font-style-asian="normal" style:font-weight-asian="normal" style:font-size-complex="12pt" style:text-emphasize="none"/>
    </style:style>
    <style:style style:name="P79" style:family="paragraph" style:parent-style-name="Standard">
      <style:paragraph-properties fo:margin-left="1.4772in" fo:margin-right="0in" fo:text-indent="0in" style:auto-text-indent="false"/>
      <style:text-properties officeooo:rsid="007fd1bb" officeooo:paragraph-rsid="00b6eb21"/>
    </style:style>
    <style:style style:name="P80" style:family="paragraph" style:parent-style-name="Standard">
      <style:paragraph-properties fo:margin-left="0.9846in" fo:margin-right="0in" fo:text-indent="0in" style:auto-text-indent="false"/>
      <style:text-properties officeooo:rsid="00bfdf99" officeooo:paragraph-rsid="00bfdf99"/>
    </style:style>
    <style:style style:name="P81" style:family="paragraph" style:parent-style-name="Standard">
      <style:text-properties officeooo:rsid="00320ed7" officeooo:paragraph-rsid="007a6ebc"/>
    </style:style>
    <style:style style:name="P82" style:family="paragraph" style:parent-style-name="Standard">
      <style:paragraph-properties fo:margin-left="0.9846in" fo:margin-right="0in" fo:text-indent="0in" style:auto-text-indent="false"/>
      <style:text-properties officeooo:rsid="003f4702" officeooo:paragraph-rsid="00ba174b"/>
    </style:style>
    <style:style style:name="P83" style:family="paragraph" style:parent-style-name="Standard">
      <style:text-properties officeooo:rsid="004ff51e" officeooo:paragraph-rsid="004ff51e"/>
    </style:style>
    <style:style style:name="P84" style:family="paragraph" style:parent-style-name="Standard">
      <style:paragraph-properties fo:margin-left="0.9846in" fo:margin-right="0in" fo:text-indent="0in" style:auto-text-indent="false"/>
      <style:text-properties officeooo:rsid="009d6909" officeooo:paragraph-rsid="00c029e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14a6" style:font-weight-asian="bold" style:font-weight-complex="bold"/>
    </style:style>
    <style:style style:name="T3" style:family="text">
      <style:text-properties fo:font-weight="bold" officeooo:rsid="00939e0d" style:font-weight-asian="bold" style:font-weight-complex="bold"/>
    </style:style>
    <style:style style:name="T4" style:family="text">
      <style:text-properties fo:font-weight="bold" officeooo:rsid="00240acc" style:font-weight-asian="bold" style:font-weight-complex="bold"/>
    </style:style>
    <style:style style:name="T5" style:family="text">
      <style:text-properties fo:font-weight="bold" officeooo:rsid="005c6fb9" style:font-weight-asian="bold" style:font-weight-complex="bold"/>
    </style:style>
    <style:style style:name="T6" style:family="text">
      <style:text-properties fo:font-weight="bold" officeooo:rsid="006f8adb" style:font-weight-asian="bold" style:font-weight-complex="bold"/>
    </style:style>
    <style:style style:name="T7" style:family="text">
      <style:text-properties fo:font-weight="normal" officeooo:rsid="00a939c9" style:font-weight-asian="normal" style:font-weight-complex="normal"/>
    </style:style>
    <style:style style:name="T8" style:family="text">
      <style:text-properties fo:font-weight="normal" officeooo:rsid="0072cfb5" style:font-weight-asian="normal" style:font-weight-complex="normal"/>
    </style:style>
    <style:style style:name="T9" style:family="text">
      <style:text-properties fo:font-weight="normal" officeooo:rsid="00abb964" style:font-weight-asian="normal" style:font-weight-complex="normal"/>
    </style:style>
    <style:style style:name="T10" style:family="text">
      <style:text-properties fo:font-weight="normal" officeooo:rsid="00ac170d" style:font-weight-asian="normal" style:font-weight-complex="normal"/>
    </style:style>
    <style:style style:name="T11" style:family="text">
      <style:text-properties fo:font-weight="normal" officeooo:rsid="00bfdf99" style:font-weight-asian="normal" style:font-weight-complex="normal"/>
    </style:style>
    <style:style style:name="T12" style:family="text">
      <style:text-properties officeooo:rsid="00a939c9"/>
    </style:style>
    <style:style style:name="T13" style:family="text">
      <style:text-properties officeooo:rsid="0022ae94"/>
    </style:style>
    <style:style style:name="T14" style:family="text">
      <style:text-properties officeooo:rsid="00240acc"/>
    </style:style>
    <style:style style:name="T15" style:family="text">
      <style:text-properties officeooo:rsid="002824da"/>
    </style:style>
    <style:style style:name="T16" style:family="text">
      <style:text-properties officeooo:rsid="002a5f3e"/>
    </style:style>
    <style:style style:name="T17" style:family="text">
      <style:text-properties officeooo:rsid="002bc085"/>
    </style:style>
    <style:style style:name="T18" style:family="text">
      <style:text-properties officeooo:rsid="002d28a1"/>
    </style:style>
    <style:style style:name="T19" style:family="text">
      <style:text-properties officeooo:rsid="0031aa3b"/>
    </style:style>
    <style:style style:name="T20" style:family="text">
      <style:text-properties officeooo:rsid="0051bbf0"/>
    </style:style>
    <style:style style:name="T21" style:family="text">
      <style:text-properties officeooo:rsid="0051eaef"/>
    </style:style>
    <style:style style:name="T22" style:family="text">
      <style:text-properties officeooo:rsid="005c6fb9"/>
    </style:style>
    <style:style style:name="T23" style:family="text">
      <style:text-properties officeooo:rsid="005e62ff"/>
    </style:style>
    <style:style style:name="T24" style:family="text">
      <style:text-properties officeooo:rsid="005e704c"/>
    </style:style>
    <style:style style:name="T25" style:family="text">
      <style:text-properties officeooo:rsid="00602cb2"/>
    </style:style>
    <style:style style:name="T26" style:family="text">
      <style:text-properties officeooo:rsid="0065ac71"/>
    </style:style>
    <style:style style:name="T27" style:family="text">
      <style:text-properties officeooo:rsid="0066ac7d"/>
    </style:style>
    <style:style style:name="T28" style:family="text">
      <style:text-properties officeooo:rsid="0072ee92"/>
    </style:style>
    <style:style style:name="T29" style:family="text">
      <style:text-properties officeooo:rsid="007a6ebc"/>
    </style:style>
    <style:style style:name="T30" style:family="text">
      <style:text-properties officeooo:rsid="0081292a"/>
    </style:style>
    <style:style style:name="T31" style:family="text">
      <style:text-properties officeooo:rsid="0082e64c"/>
    </style:style>
    <style:style style:name="T32" style:family="text">
      <style:text-properties officeooo:rsid="0089fb5a"/>
    </style:style>
    <style:style style:name="T33" style:family="text">
      <style:text-properties officeooo:rsid="0075ab86"/>
    </style:style>
    <style:style style:name="T34" style:family="text">
      <style:text-properties officeooo:rsid="00939e0d"/>
    </style:style>
    <style:style style:name="T35" style:family="text">
      <style:text-properties officeooo:rsid="007b7e23"/>
    </style:style>
    <style:style style:name="T36" style:family="text">
      <style:text-properties officeooo:rsid="008399fc"/>
    </style:style>
    <style:style style:name="T37" style:family="text">
      <style:text-properties officeooo:rsid="007e4a86"/>
    </style:style>
    <style:style style:name="T38" style:family="text">
      <style:text-properties officeooo:rsid="0098d9e9"/>
    </style:style>
    <style:style style:name="T39" style:family="text">
      <style:text-properties officeooo:rsid="009973c5"/>
    </style:style>
    <style:style style:name="T40" style:family="text">
      <style:text-properties officeooo:rsid="009e8193"/>
    </style:style>
    <style:style style:name="T41" style:family="text">
      <style:text-properties officeooo:rsid="009ee7c4"/>
    </style:style>
    <style:style style:name="T42" style:family="text">
      <style:text-properties fo:font-style="italic" style:text-underline-style="none" fo:font-weight="normal" officeooo:rsid="0098d9e9" style:font-style-asian="italic" style:font-weight-asian="normal" style:font-style-complex="italic" style:font-weight-complex="normal"/>
    </style:style>
    <style:style style:name="T43" style:family="text">
      <style:text-properties fo:font-style="italic" style:text-underline-style="none" fo:font-weight="normal" officeooo:rsid="00a939c9" style:font-style-asian="italic" style:font-weight-asian="normal" style:font-style-complex="italic" style:font-weight-complex="normal"/>
    </style:style>
    <style:style style:name="T44" style:family="text">
      <style:text-properties fo:font-style="italic" style:text-underline-style="none" fo:font-weight="normal" officeooo:rsid="00267fa4" style:font-style-asian="italic" style:font-weight-asian="normal" style:font-style-complex="italic" style:font-weight-complex="normal"/>
    </style:style>
    <style:style style:name="T45" style:family="text">
      <style:text-properties fo:font-style="italic" style:text-underline-style="none" fo:font-weight="normal" officeooo:rsid="00bb9300" style:font-style-asian="italic" style:font-weight-asian="normal" style:font-style-complex="italic" style:font-weight-complex="normal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officeooo:rsid="00db8bbf" style:font-style-asian="italic" style:font-style-complex="italic"/>
    </style:style>
    <style:style style:name="T48" style:family="text">
      <style:text-properties fo:font-style="italic" officeooo:rsid="003f4702" style:font-style-asian="italic" style:font-style-complex="italic"/>
    </style:style>
    <style:style style:name="T49" style:family="text">
      <style:text-properties officeooo:rsid="00a3d9be"/>
    </style:style>
    <style:style style:name="T50" style:family="text">
      <style:text-properties officeooo:rsid="00851496"/>
    </style:style>
    <style:style style:name="T51" style:family="text">
      <style:text-properties officeooo:rsid="00a693f3"/>
    </style:style>
    <style:style style:name="T52" style:family="text">
      <style:text-properties officeooo:rsid="00a7afa9"/>
    </style:style>
    <style:style style:name="T53" style:family="text">
      <style:text-properties officeooo:rsid="00a9083f"/>
    </style:style>
    <style:style style:name="T54" style:family="text">
      <style:text-properties officeooo:rsid="00a95885"/>
    </style:style>
    <style:style style:name="T55" style:family="text">
      <style:text-properties officeooo:rsid="00ab13b8"/>
    </style:style>
    <style:style style:name="T56" style:family="text">
      <style:text-properties officeooo:rsid="002ed7ff"/>
    </style:style>
    <style:style style:name="T57" style:family="text">
      <style:text-properties officeooo:rsid="002c23bb"/>
    </style:style>
    <style:style style:name="T58" style:family="text">
      <style:text-properties officeooo:rsid="00db8bbf"/>
    </style:style>
    <style:style style:name="T59" style:family="text">
      <style:text-properties officeooo:rsid="00dcb409"/>
    </style:style>
    <style:style style:name="T60" style:family="text">
      <style:text-properties officeooo:rsid="00c2a61a"/>
    </style:style>
    <style:style style:name="T61" style:family="text">
      <style:text-properties officeooo:rsid="00c436e2"/>
    </style:style>
    <style:style style:name="T62" style:family="text">
      <style:text-properties officeooo:rsid="00abb964"/>
    </style:style>
    <style:style style:name="T63" style:family="text">
      <style:text-properties officeooo:rsid="00ac170d"/>
    </style:style>
    <style:style style:name="T64" style:family="text">
      <style:text-properties officeooo:rsid="00ad94b6"/>
    </style:style>
    <style:style style:name="T65" style:family="text">
      <style:text-properties officeooo:rsid="00af372f"/>
    </style:style>
    <style:style style:name="T66" style:family="text">
      <style:text-properties officeooo:rsid="00afa90a"/>
    </style:style>
    <style:style style:name="T67" style:family="text">
      <style:text-properties officeooo:rsid="00b10175"/>
    </style:style>
    <style:style style:name="T68" style:family="text">
      <style:text-properties officeooo:rsid="00b30f18"/>
    </style:style>
    <style:style style:name="T69" style:family="text">
      <style:text-properties officeooo:rsid="00b53933"/>
    </style:style>
    <style:style style:name="T70" style:family="text">
      <style:text-properties officeooo:rsid="00b6eb21"/>
    </style:style>
    <style:style style:name="T71" style:family="text">
      <style:text-properties officeooo:rsid="007fd1bb"/>
    </style:style>
    <style:style style:name="T72" style:family="text">
      <style:text-properties officeooo:rsid="00980d90"/>
    </style:style>
    <style:style style:name="T73" style:family="text">
      <style:text-properties officeooo:rsid="00b88a0f"/>
    </style:style>
    <style:style style:name="T74" style:family="text">
      <style:text-properties style:font-name="Times New Roman" fo:font-size="12pt" style:text-underline-style="none" fo:font-weight="normal" officeooo:rsid="007a2866" style:font-size-asian="12pt" style:font-weight-asian="normal" style:font-size-complex="12pt" style:font-weight-complex="normal"/>
    </style:style>
    <style:style style:name="T75" style:family="text">
      <style:text-properties style:font-name="Times New Roman" fo:font-size="12pt" style:text-underline-style="none" fo:font-weight="normal" officeooo:rsid="007f5571" style:font-size-asian="12pt" style:font-weight-asian="normal" style:font-size-complex="12pt" style:font-weight-complex="normal"/>
    </style:style>
    <style:style style:name="T76" style:family="text">
      <style:text-properties officeooo:rsid="007bd9fc"/>
    </style:style>
    <style:style style:name="T77" style:family="text">
      <style:text-properties officeooo:rsid="007be473"/>
    </style:style>
    <style:style style:name="T78" style:family="text">
      <style:text-properties officeooo:rsid="007d8aa7"/>
    </style:style>
    <style:style style:name="T79" style:family="text">
      <style:text-properties officeooo:rsid="003b60de"/>
    </style:style>
    <style:style style:name="T80" style:family="text">
      <style:text-properties officeooo:rsid="003f4702"/>
    </style:style>
    <style:style style:name="T81" style:family="text">
      <style:text-properties officeooo:rsid="003eda82"/>
    </style:style>
    <style:style style:name="T82" style:family="text">
      <style:text-properties officeooo:rsid="00ba174b"/>
    </style:style>
    <style:style style:name="T83" style:family="text">
      <style:text-properties officeooo:rsid="00bb9300"/>
    </style:style>
    <style:style style:name="T84" style:family="text">
      <style:text-properties officeooo:rsid="0080b019"/>
    </style:style>
    <style:style style:name="T85" style:family="text">
      <style:text-properties officeooo:rsid="00bcd099"/>
    </style:style>
    <style:style style:name="T86" style:family="text">
      <style:text-properties officeooo:rsid="00be394b"/>
    </style:style>
    <style:style style:name="T87" style:family="text">
      <style:text-properties fo:font-style="normal" style:font-style-asian="normal" style:font-style-complex="normal"/>
    </style:style>
    <style:style style:name="T88" style:family="text">
      <style:text-properties fo:font-style="normal" officeooo:rsid="00a1b51c" style:font-style-asian="normal" style:font-style-complex="normal"/>
    </style:style>
    <style:style style:name="T89" style:family="text">
      <style:text-properties officeooo:rsid="00bf5f74"/>
    </style:style>
    <style:style style:name="T90" style:family="text">
      <style:text-properties officeooo:rsid="00bfdf99"/>
    </style:style>
    <style:style style:name="T91" style:family="text">
      <style:text-properties style:text-underline-style="solid" style:text-underline-width="auto" style:text-underline-color="font-color"/>
    </style:style>
    <style:style style:name="T9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3" style:family="text">
      <style:text-properties officeooo:rsid="00c029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13">Terminología Especializada <text:span text:style-name="T55">en </text:span>Tecnología</text:p>
          </table:table-cell>
        </table:table-row>
        <table:table-row>
          <table:table-cell table:style-name="Table1.A1" office:value-type="string">
            <text:p text:style-name="P11">Program <text:span text:style-name="T19">and </text:span><text:span text:style-name="T13">Track</text:span>:</text:p>
          </table:table-cell>
          <table:table-cell table:style-name="Table1.A1" office:value-type="string">
            <text:p text:style-name="P8"><text:span text:style-name="T14">I</text:span><text:span text:style-name="T4">nterpretación y Traduccíon: </text:span><text:span text:style-name="T5">6</text:span><text:span text:style-name="T1">° Cu</text:span><text:span text:style-name="T6">a</text:span><text:span text:style-name="T1">trimestre </text:span></text:p>
          </table:table-cell>
        </table:table-row>
        <table:table-row>
          <table:table-cell table:style-name="Table1.A1" office:value-type="string">
            <text:p text:style-name="P12">Course ID:</text:p>
          </table:table-cell>
          <table:table-cell table:style-name="Table1.A1" office:value-type="string">
            <text:p text:style-name="P14">IT062<text:span text:style-name="T34">7</text:span></text:p>
          </table:table-cell>
        </table:table-row>
        <table:table-row>
          <table:table-cell table:style-name="Table1.A1" office:value-type="string">
            <text:p text:style-name="P34">Cohort <text:span text:style-name="T32">ID</text:span>:</text:p>
          </table:table-cell>
          <table:table-cell table:style-name="Table1.A1" office:value-type="string">
            <text:p text:style-name="P15">6A</text:p>
          </table:table-cell>
        </table:table-row>
      </table:table>
      <text:p text:style-name="P2"/>
      <text:p text:style-name="P16">Description</text:p>
      <text:p text:style-name="P32"><text:span text:style-name="T55">T</text:span>his course <text:span text:style-name="T55">uses </text:span><text:span text:style-name="T60">a constructivist approach </text:span><text:span text:style-name="T66">for</text:span><text:span text:style-name="T60"> advanced English </text:span><text:span text:style-name="T61">language </text:span><text:span text:style-name="T60">learning </text:span><text:span text:style-name="T67">with an emphasis on terminology.</text:span><text:span text:style-name="T60"> </text:span><text:span text:style-name="T9">The </text:span><text:span text:style-name="T8">specialized </text:span><text:span text:style-name="T11">jargon, </text:span><text:span text:style-name="T8">terminolog</text:span><text:span text:style-name="T11">y</text:span><text:span text:style-name="T8"> </text:span><text:span text:style-name="T11">and </text:span><text:span text:style-name="T8">acronyms </text:span><text:span text:style-name="T10">that are </text:span><text:span text:style-name="T8">used </text:span>in <text:span text:style-name="T12">science, </text:span><text:span text:style-name="T22">engineering, </text:span><text:span text:style-name="T62">and in the </text:span><text:span text:style-name="T24">broader </text:span><text:span text:style-name="T23">field of advanced technologies, </text:span><text:span text:style-name="T62">will be </text:span><text:span text:style-name="T90">examined and </text:span><text:span text:style-name="T62">framed through context. </text:span><text:span text:style-name="T55">Foundational concepts </text:span><text:span text:style-name="T62">and mental models </text:span><text:span text:style-name="T55">in science, engineering, and technology will be reviewed along with </text:span><text:span text:style-name="T62">the form and function of the language of science. Selected topics in modern science and technology will </text:span><text:span text:style-name="T63">be </text:span><text:span text:style-name="T62">introduced, and the analysis and evaluation of </text:span><text:span text:style-name="T66">scientific texts, </text:span><text:span text:style-name="T62">o</text:span><text:span text:style-name="T55">pen-access journal articles and reviews will </text:span><text:span text:style-name="T62">provide the context for vocabulary building </text:span><text:span text:style-name="T64">and English language acquisition. <text:s/></text:span><text:span text:style-name="T65">Selected </text:span><text:span text:style-name="T68">English </text:span><text:span text:style-name="T65">g</text:span><text:span text:style-name="T61">rammatical structures </text:span><text:span text:style-name="T70">and writing styles </text:span><text:span text:style-name="T61">will be reviewed, </text:span><text:span text:style-name="T68">and translations between English and Spanish will be routine.</text:span></text:p>
      <text:p text:style-name="P31"/>
      <text:p text:style-name="P31"><text:span text:style-name="T16">The </text:span><text:span text:style-name="T17">professional </text:span><text:span text:style-name="T16">translational mapping tools </text:span><text:span text:style-name="T17">developed in this course will </text:span><text:span text:style-name="T18">be specific </text:span><text:span text:style-name="T17">to </text:span><text:span text:style-name="T16">Spanish and English translation</text:span><text:span text:style-name="T17">s</text:span><text:span text:style-name="T16">, although such tools </text:span><text:span text:style-name="T18">and methodologies </text:span><text:span text:style-name="T16">can readily be extended </text:span><text:span text:style-name="T56">to</text:span><text:span text:style-name="T17"> </text:span><text:span text:style-name="T57">the translation of</text:span><text:span text:style-name="T16"> other languages. <text:s/></text:span><text:span text:style-name="T58">Students will receive credit for any work completed through </text:span><text:span text:style-name="T59">the</text:span><text:span text:style-name="T58"> </text:span><text:span text:style-name="T47">Coursera </text:span><text:span text:style-name="T58">on-line learning platform.</text:span></text:p>
      <text:p text:style-name="P26"/>
      <text:p text:style-name="P27"><text:span text:style-name="T15">Major </text:span><text:span text:style-name="T18">elements of</text:span><text:span text:style-name="T15"> the course will include: </text:span></text:p>
      <text:p text:style-name="P28">I. <text:tab/>Foundations of Science, Engineering, <text:span text:style-name="T12">and Technology</text:span></text:p>
      <text:p text:style-name="P63">II. <text:tab/>Elements of Academic Work</text:p>
      <text:p text:style-name="P43">II<text:span text:style-name="T83">I</text:span>. <text:tab/>Topics in Modern Science. <text:span text:style-name="T12">Engineering, and Technology</text:span></text:p>
      <text:p text:style-name="P28">I<text:span text:style-name="T83">V</text:span>.<text:tab/><text:span text:style-name="T39">Analysis, </text:span><text:span text:style-name="T49">Evaluation, </text:span><text:span text:style-name="T39">and </text:span>Translation of Research Papers <text:span text:style-name="T39">and Reviews</text:span></text:p>
      <text:p text:style-name="P28"><text:span text:style-name="T38">V</text:span>. <text:tab/>Technology Futures in Mexico</text:p>
      <text:p text:style-name="P29">V<text:span text:style-name="T83">I</text:span>. <text:tab/><text:span text:style-name="T37">Vocabulary </text:span><text:span text:style-name="T36">Building</text:span></text:p>
      <text:p text:style-name="P4"/>
      <text:p text:style-name="P3"/>
      <text:p text:style-name="P17">Scope <text:span text:style-name="T35">and General Sequence</text:span></text:p>
      <text:p text:style-name="P36">I. <text:s/>Foundations of Science, Engineering, <text:span text:style-name="T12">and Technology</text:span></text:p>
      <text:p text:style-name="P40">1. <text:span text:style-name="T40">The </text:span>Language <text:span text:style-name="T40">of Science and Engineering</text:span></text:p>
      <text:p text:style-name="P84">1.1 <text:span text:style-name="T31">History </text:span><text:span text:style-name="T93">of Science</text:span></text:p>
      <text:p text:style-name="P84"><text:span text:style-name="T93">1.2 </text:span><text:span text:style-name="T29">S</text:span><text:span text:style-name="T25">tructure </text:span><text:span text:style-name="T28">and </text:span><text:span text:style-name="T29">F</text:span><text:span text:style-name="T26">unction </text:span><text:span text:style-name="T28">of </text:span><text:span text:style-name="T29">L</text:span><text:span text:style-name="T28">anguage</text:span><text:span text:style-name="T51"> </text:span><text:span text:style-name="T52">i</text:span><text:span text:style-name="T51">n Science and Engineering</text:span></text:p>
      <text:p text:style-name="P44">1.<text:span text:style-name="T93">3</text:span> <text:s/><text:span text:style-name="T31">Discipline-Specific Jargon: </text:span><text:span text:style-name="T40">Good and Bad</text:span></text:p>
      <text:p text:style-name="P40">2. <text:span text:style-name="T69">Foundations of Science, Engineering, and Technology</text:span></text:p>
      <text:p text:style-name="P53">2.<text:span text:style-name="T70">1</text:span> Structure, Order, <text:span text:style-name="T70">and </text:span>Predictability</text:p>
      <text:p text:style-name="P45">2.1 Mental Models and <text:span text:style-name="T69">Mathematical Models</text:span></text:p>
      <text:p text:style-name="P46">2.2 <text:span text:style-name="T71">Kuhn’s Perspective</text:span></text:p>
      <text:p text:style-name="P54"><text:span text:style-name="T70">2.2</text:span>.1 Evolution of Normal Science as a Paradigm</text:p>
      <text:p text:style-name="P54"><text:span text:style-name="T70">2.2.</text:span>2 Scientific Revolutions</text:p>
      <text:p text:style-name="P80">2.3 Science vs. Engineering vs. Technology</text:p>
      <text:p text:style-name="P80"/>
      <text:p text:style-name="P55"><text:soft-page-break/><text:span text:style-name="T73">3</text:span><text:span text:style-name="T72">. Systems Analysis</text:span></text:p>
      <text:p text:style-name="P47"><text:span text:style-name="T73">3</text:span>.1 <text:s/>Definition of a System</text:p>
      <text:p text:style-name="P47"><text:span text:style-name="T73">3</text:span>.2 <text:s/>Elements and Relations</text:p>
      <text:p text:style-name="P47"><text:span text:style-name="T73">3</text:span>.<text:span text:style-name="T73">3</text:span> <text:s/>Energy and Material Flows</text:p>
      <text:p text:style-name="P38"/>
      <text:p text:style-name="P38"><text:span text:style-name="T76">II</text:span>. <text:span text:style-name="T74">Elements of Academic </text:span><text:span text:style-name="T75">Work</text:span></text:p>
      <text:p text:style-name="P22"><text:tab/><text:span text:style-name="T77">1</text:span>. <text:s/>The Elements of Style in Professional Writing</text:p>
      <text:p text:style-name="P61"><text:span text:style-name="T77"><text:tab/>1.1 </text:span><text:span text:style-name="T82">Marron’s Modified </text:span><text:span text:style-name="T77">APA </text:span><text:span text:style-name="T78">S</text:span><text:span text:style-name="T77">tyl</text:span><text:span text:style-name="T78">e</text:span></text:p>
      <text:p text:style-name="P61"><text:tab/><text:span text:style-name="T77">1.2 <text:s/></text:span><text:span text:style-name="T79">Strunk and White’</text:span><text:span text:style-name="T80">s, </text:span><text:span text:style-name="T48">Elements of Style</text:span></text:p>
      <text:p text:style-name="P62"><text:tab/><text:span text:style-name="T78">2</text:span><text:span text:style-name="T81">. <text:s/>Review of Essential English Grammar</text:span></text:p>
      <text:p text:style-name="P82"><text:span text:style-name="T78">2</text:span>.1 <text:s/>Murphy’s, <text:span text:style-name="T46">English Grammar in Use</text:span></text:p>
      <text:p text:style-name="P71">3. Homework as a Deliverable</text:p>
      <text:p text:style-name="P69"/>
      <text:p text:style-name="P41"><text:span text:style-name="T44">I</text:span><text:span text:style-name="T42">I</text:span><text:span text:style-name="T45">I</text:span><text:span text:style-name="T44">. <text:s/></text:span><text:span text:style-name="T42">Topics in Modern </text:span><text:span text:style-name="T44">Science, </text:span><text:span text:style-name="T43">Engineering, and Technology</text:span></text:p>
      <text:p text:style-name="P56">1. <text:span text:style-name="T69">Mathematical Models: Successes and Limitations</text:span></text:p>
      <text:p text:style-name="P57">1.1 Scientific Laws</text:p>
      <text:p text:style-name="P57">1.2 <text:span text:style-name="T41">Computational </text:span><text:span text:style-name="T40">I</text:span><text:span text:style-name="T41">rreducibility </text:span>in Complex Adaptive Systems</text:p>
      <text:p text:style-name="P58">1.3<text:span text:style-name="T71"> Wicked Problems</text:span></text:p>
      <text:p text:style-name="P42"><text:span text:style-name="T73">2</text:span><text:span text:style-name="T38">. </text:span>Information Theory</text:p>
      <text:p text:style-name="P47"><text:span text:style-name="T73">2</text:span>.1 <text:s/>Shannon’s Theory of Communication</text:p>
      <text:p text:style-name="P47"><text:span text:style-name="T73">2</text:span>.2 Entropy</text:p>
      <text:p text:style-name="P43">3. Complexity Theory</text:p>
      <text:p text:style-name="P47">3.1 Types of Complexity</text:p>
      <text:p text:style-name="P47">3.2 Analysis of Complexity</text:p>
      <text:p text:style-name="P49">4. <text:span text:style-name="T12">AI and </text:span>Machine Learning</text:p>
      <text:p text:style-name="P48">4.1 <text:s/>Perceptrons <text:span text:style-name="T83">and </text:span>Neural Networks</text:p>
      <text:p text:style-name="P64">4.2 Large Language Models (LLMs)</text:p>
      <text:p text:style-name="P21"/>
      <text:p text:style-name="P37">I<text:span text:style-name="T38">I</text:span>I. <text:span text:style-name="T39">Analysis, </text:span><text:span text:style-name="T49">Evaluation, and </text:span>Translation of Research Papers <text:span text:style-name="T39">and Reviews</text:span></text:p>
      <text:p text:style-name="P67">1. Open-access Journals</text:p>
      <text:p text:style-name="P65">1.<text:span text:style-name="T85">1 </text:span><text:span text:style-name="T84">IEEE Open Journal of Engineering in Medicine and Biology</text:span></text:p>
      <text:p text:style-name="P66">1.2 IEEE Open Journal of the Communications Society</text:p>
      <text:p text:style-name="P66">1.3 Nature Communications</text:p>
      <text:p text:style-name="P59"><text:span text:style-name="T85">1.4</text:span> ...<text:span text:style-name="T85">and others!</text:span></text:p>
      <text:p text:style-name="P30"/>
      <text:p text:style-name="P37">I<text:span text:style-name="T38">V</text:span>. Technology Futures in Mexico</text:p>
      <text:p text:style-name="P70">1. Batteries</text:p>
      <text:p text:style-name="P39"><text:span text:style-name="T87">2, </text:span><text:span text:style-name="T88">Semiconductor</text:span><text:span text:style-name="T87">s</text:span></text:p>
      <text:p text:style-name="P60"><text:span text:style-name="T89">3</text:span>. <text:span text:style-name="T86">A</text:span><text:span text:style-name="T89">rtificial </text:span><text:span text:style-name="T86">I</text:span><text:span text:style-name="T89">ntelligence (AI)</text:span></text:p>
      <text:p text:style-name="P68">4. … and others!</text:p>
      <text:p text:style-name="P33"/>
      <text:p text:style-name="P37">V. <text:s/><text:span text:style-name="T37">Vocabulary </text:span><text:span text:style-name="T36">Building</text:span></text:p>
      <text:p text:style-name="P81"/>
      <text:p text:style-name="P81"/>
      <text:p text:style-name="P81"/>
      <text:p text:style-name="P83"><text:soft-page-break/><text:span text:style-name="T92">Expectations</text:span></text:p>
      <text:p text:style-name="P25">Students will be expected to:</text:p>
      <text:list xml:id="list2511549324" text:style-name="L1">
        <text:list-item>
          <text:p text:style-name="P72">Attend all classes <text:span text:style-name="T91">on time</text:span></text:p>
        </text:list-item>
        <text:list-item>
          <text:p text:style-name="P72">Be prepared to take notes and access materials on-line</text:p>
        </text:list-item>
        <text:list-item>
          <text:p text:style-name="P72">Participate in all class activities, including discussions and presentations</text:p>
        </text:list-item>
        <text:list-item>
          <text:p text:style-name="P73">Complete all assignments and exam<text:span text:style-name="T53">s</text:span></text:p>
        </text:list-item>
      </text:list>
      <text:p text:style-name="P7"/>
      <text:p text:style-name="P18">Exit Criteria</text:p>
      <text:p text:style-name="P9"><text:span text:style-name="T20">Upon the successful completion of the course the student will </text:span><text:span text:style-name="T21">be able to:</text:span></text:p>
      <text:list xml:id="list3758693631" text:style-name="L2">
        <text:list-item>
          <text:p text:style-name="P75">Demonstrate a basic knowledge of the foundations for traditional science and engineering <text:span text:style-name="T12">as the basis for technology</text:span></text:p>
        </text:list-item>
        <text:list-item>
          <text:p text:style-name="P75">Analyze, evaluate, <text:span text:style-name="T53">and translate</text:span> <text:span text:style-name="T54">excerpts from </text:span>selected topics in modern science, <text:span text:style-name="T54">engineering, and technology</text:span></text:p>
        </text:list-item>
        <text:list-item>
          <text:p text:style-name="P76">Analyze, <text:span text:style-name="T49">evaluate, and translate </text:span><text:span text:style-name="T54">scientific, </text:span><text:span text:style-name="T49">engineering and technology research papers and reviews</text:span></text:p>
        </text:list-item>
        <text:list-item>
          <text:p text:style-name="P77">Compare and contrast various technology futures in Mexico</text:p>
        </text:list-item>
        <text:list-item>
          <text:p text:style-name="P74"><text:span text:style-name="T30">Design, develop, and implement personal dictionaries for the translation of specialized terminology </text:span><text:span text:style-name="T27">in </text:span><text:span text:style-name="T54">science, </text:span><text:span text:style-name="T27">engineering, </text:span><text:span text:style-name="T54">and technology</text:span></text:p>
        </text:list-item>
        <text:list-item>
          <text:p text:style-name="P78">Produce professional-quality deliverables</text:p>
        </text:list-item>
      </text:list>
      <text:p text:style-name="P7"/>
      <text:p text:style-name="P7"/>
      <text:p text:style-name="P24"/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9"><text:span text:style-name="T33">Interim </text:span>Evaluations <text:span text:style-name="T50">(Partials)</text:span></text:p>
          </table:table-cell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19"/>
          </table:table-cell>
          <table:table-cell table:style-name="Table3.D1" office:value-type="string">
            <text:p text:style-name="P20">Final Grade</text:p>
          </table:table-cell>
          <table:table-cell table:style-name="Table3.A1" office:value-type="string">
            <text:p text:style-name="P51"/>
          </table:table-cell>
        </table:table-row>
        <table:table-row>
          <table:table-cell table:style-name="Table3.A1" office:value-type="string">
            <text:p text:style-name="P23">Daily Work and Participation<text:tab/></text:p>
          </table:table-cell>
          <table:table-cell table:style-name="Table3.A1" office:value-type="string">
            <text:p text:style-name="P35">10%</text:p>
          </table:table-cell>
          <table:table-cell table:style-name="Table3.A1" office:value-type="string">
            <text:p text:style-name="P51"/>
          </table:table-cell>
          <table:table-cell table:style-name="Table3.D1" office:value-type="string">
            <text:p text:style-name="P23"><text:span text:style-name="T50">1P</text:span><text:tab/></text:p>
          </table:table-cell>
          <table:table-cell table:style-name="Table3.A1" office:value-type="string">
            <text:p text:style-name="P35"><text:span text:style-name="T50">25 </text:span>%</text:p>
          </table:table-cell>
        </table:table-row>
        <table:table-row>
          <table:table-cell table:style-name="Table3.A1" office:value-type="string">
            <text:p text:style-name="P35">Homework</text:p>
          </table:table-cell>
          <table:table-cell table:style-name="Table3.A1" office:value-type="string">
            <text:p text:style-name="P35">60 %</text:p>
          </table:table-cell>
          <table:table-cell table:style-name="Table3.A1" office:value-type="string">
            <text:p text:style-name="P51"/>
          </table:table-cell>
          <table:table-cell table:style-name="Table3.D1" office:value-type="string">
            <text:p text:style-name="P52">2P</text:p>
          </table:table-cell>
          <table:table-cell table:style-name="Table3.A1" office:value-type="string">
            <text:p text:style-name="P35"><text:span text:style-name="T50">25</text:span> %</text:p>
          </table:table-cell>
        </table:table-row>
        <table:table-row>
          <table:table-cell table:style-name="Table3.A1" office:value-type="string">
            <text:p text:style-name="P35">Interim Exam</text:p>
          </table:table-cell>
          <table:table-cell table:style-name="Table3.A1" office:value-type="string">
            <text:p text:style-name="P35">30%</text:p>
          </table:table-cell>
          <table:table-cell table:style-name="Table3.A1" office:value-type="string">
            <text:p text:style-name="P51"/>
          </table:table-cell>
          <table:table-cell table:style-name="Table3.D1" office:value-type="string">
            <text:p text:style-name="P52">3P</text:p>
          </table:table-cell>
          <table:table-cell table:style-name="Table3.A1" office:value-type="string">
            <text:p text:style-name="P35"><text:span text:style-name="T50">25 </text:span>%</text:p>
          </table:table-cell>
        </table:table-row>
        <table:table-row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51"/>
          </table:table-cell>
          <table:table-cell table:style-name="Table3.D1" office:value-type="string">
            <text:p text:style-name="P35">Final Exam</text:p>
          </table:table-cell>
          <table:table-cell table:style-name="Table3.A1" office:value-type="string">
            <text:p text:style-name="P35"><text:span text:style-name="T50">25</text:span> %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93e321"/>
    </style:style>
    <style:style style:name="MP2" style:family="paragraph" style:parent-style-name="Header">
      <style:paragraph-properties fo:text-align="end" style:justify-single-word="false"/>
      <style:text-properties officeooo:rsid="007ef3da" officeooo:paragraph-rsid="0093e321"/>
    </style:style>
    <style:style style:name="MP3" style:family="paragraph" style:parent-style-name="Header">
      <style:paragraph-properties fo:text-align="end" style:justify-single-word="false"/>
      <style:text-properties officeooo:rsid="00862826" officeooo:paragraph-rsid="0093e321"/>
    </style:style>
    <style:style style:name="MT1" style:family="text">
      <style:text-properties fo:font-weight="bold" officeooo:rsid="001e14a6" style:font-weight-asian="bold" style:font-weight-complex="bold"/>
    </style:style>
    <style:style style:name="MT2" style:family="text">
      <style:text-properties fo:font-weight="bold" officeooo:rsid="00939e0d" style:font-weight-asian="bold" style:font-weight-complex="bold"/>
    </style:style>
    <style:style style:name="MT3" style:family="text">
      <style:text-properties fo:font-weight="normal" officeooo:rsid="00a939c9" style:font-weight-asian="normal" style:font-weight-complex="normal"/>
    </style:style>
    <style:style style:name="MT4" style:family="text">
      <style:text-properties officeooo:rsid="00a939c9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<text:span text:style-name="MT1">IT062</text:span><text:span text:style-name="MT2">7 </text:span><text:span text:style-name="MT3">(Marron)</text:span></text:p>
        <text:p text:style-name="MP2">UTECA <text:span text:style-name="MT4">26-1</text:span></text:p>
        <text:p text:style-name="MP3">Page <text:page-number text:select-page="current">3</text:page-number><text:s/>of 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9-08T10:55:23.916945849</dc:date>
    <meta:editing-duration>PT10H42M58S</meta:editing-duration>
    <meta:editing-cycles>119</meta:editing-cycles>
    <meta:generator>LibreOffice/7.3.7.2$Linux_X86_64 LibreOffice_project/30$Build-2</meta:generator>
    <meta:document-statistic meta:table-count="2" meta:image-count="1" meta:object-count="0" meta:page-count="3" meta:paragraph-count="101" meta:word-count="654" meta:character-count="4405" meta:non-whitespace-character-count="3834"/>
  </office:meta>
</office:document-meta>
</file>